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I2C</text:p>
      <text:p text:style-name="Standard"/>
      <text:p text:style-name="Standard">This module manages the pin assignments for calls of two wire communications, I2C type. Although the I2C module of ConfigurableFirmata does not yet support 10 bit communications on this bus, it has been prepared when they are available.</text:p>
      <text:p text:style-name="Standard"/>
      <text:p text:style-name="Standard">The main properties are:</text:p>
      <text:p text:style-name="Standard"><text:span text:style-name="T1">Board</text:span>: Instance of the board to which it belongs.</text:p>
      <text:p text:style-name="Standard"><text:span text:style-name="T1">Delay</text:span>: optional delay after config.</text:p>
      <text:p text:style-name="Standard"><text:span text:style-name="T1">SDApin and SCLpin</text:span>: they are read only at this time because the bus management is done by the chip itself and has dedicated pins.</text:p>
      <text:p text:style-name="Standard"/>
      <text:p text:style-name="Standard"><text:span text:style-name="T2">SDApin and SCLpin</text:span> are checked if the pins are in use only when trying to activate the corresponding instance, showing an error if it were the case.</text:p>
      <text:p text:style-name="Standard"/>
      <text:p text:style-name="Standard">Important events:</text:p>
      <text:p text:style-name="Standard"><text:span text:style-name="T1">OnI2CData</text:span>: reports the requested data to a device.</text:p>
      <text:p text:style-name="Standard"/>
      <text:p text:style-name="Standard">The <text:span text:style-name="T1">OnEnabled</text:span> events are executed after activating the instance and <text:span text:style-name="T1">OnDisabled</text:span> after deactivating.</text:p>
      <text:p text:style-name="Standard"/>
      <text:p text:style-name="Standard">The most important functions:</text:p>
      <text:p text:style-name="Standard"><text:span text:style-name="T1">Read</text:span>: it sends a read request, due to the size of the buffer of the I2C functions and the limitation of the size of data to be sent, there can only be a maximum of about 28 bytes in each call. <text:span text:style-name="T1">RandomRead</text:span>: sends a read request on a certain address, same limitation as <text:span text:style-name="T2">Read</text:span>. <text:span text:style-name="T1">ReadContinuously</text:span>: Read a record continuously.</text:p>
      <text:p text:style-name="Standard"><text:span text:style-name="T1">StopReading</text:span>: Stop the continuous reading.</text:p>
      <text:p text:style-name="Standard"><text:span text:style-name="T1">WriteData</text:span>: write data on the bus, the maximum amount is limited as in the <text:span text:style-name="T2">Read</text:span> function.</text:p>
      <text:p text:style-name="Standard"/>
      <text:p text:style-name="Standard">There are the same functions for 10-bit devices but they are not yet supported in ConfigurableFirmata.</text:p>
      <text:p text:style-name="Standard"/>
      <text:p text:style-name="Standard">Once an instance has been deactivated, it is checked if it has <text:span text:style-name="T2">ReadContinuously</text:span> active events and if this is the case it stops the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3-13T10:54:42.08</meta:creation-date>
    <dc:date>2019-03-13T11:01:58.16</dc:date>
    <meta:editing-duration>PT7M16S</meta:editing-duration>
    <meta:editing-cycles>2</meta:editing-cycles>
    <meta:generator>OpenOffice/4.1.2$Win32 OpenOffice.org_project/412m3$Build-9782</meta:generator>
    <meta:document-statistic meta:table-count="0" meta:image-count="0" meta:object-count="0" meta:page-count="1" meta:paragraph-count="16" meta:word-count="255" meta:character-count="1499"/>
  </office:meta>
</office:document-meta>
</file>